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6mm"/>
    </style:style>
    <style:style style:name="co2" style:family="table-column">
      <style:table-column-properties fo:break-before="auto" style:column-width="70.7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xercicio1" table:style-name="ta1">
        <table:shapes>
          <draw:frame draw:z-index="0" draw:style-name="gr1" draw:text-style-name="P1" svg:width="159.95mm" svg:height="95.09mm" svg:x="140.45mm" svg:y="1.06mm">
            <loext:p draw:notify-on-update-of-ranges="Exercicio1.A3:Exercicio1.A11 Exercicio1.C2:Exercicio1.C2 Exercicio1.C3:Exercicio1.C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Passo 2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lução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500" calcext:value-type="float">
            <text:p>50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500" calcext:value-type="float">
            <text:p>50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500" calcext:value-type="float">
            <text:p>50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00000500000" calcext:value-type="float">
            <text:p>5000005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00000500000" calcext:value-type="float">
            <text:p>5000005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00000500000" calcext:value-type="float">
            <text:p>5000005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table:style-name="ce3" office:value-type="float" office:value="5.00000000067109E+017" calcext:value-type="float">
            <text:p>5,00000000067109E+017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table:style-name="ce4" table:formula="of:=5.00000000067109E+017" office:value-type="float" office:value="5.00000000067109E+017" calcext:value-type="float">
            <text:p>5,00000000067109E+017</text:p>
          </table:table-cell>
          <table:table-cell table:style-name="ce2"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table:style-name="ce4" table:formula="of:=5.00000000067109E+017" office:value-type="float" office:value="5.00000000067109E+017" calcext:value-type="float">
            <text:p>5,00000000067109E+017</text:p>
          </table:table-cell>
          <table:table-cell table:style-name="ce2" office:value-type="float" office:value="1677" calcext:value-type="float">
            <text:p>1677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asso 7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olução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500" calcext:value-type="float">
            <text:p>500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00000500000" calcext:value-type="float">
            <text:p>50000050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" calcext:value-type="float">
            <text:p>1000000000</text:p>
          </table:table-cell>
          <table:table-cell office:value-type="float" office:value="5.000000005E+017" calcext:value-type="float">
            <text:p>5,000000005E+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00000000" calcext:value-type="float">
            <text:p>1000000000000</text:p>
          </table:table-cell>
          <table:table-cell office:value-type="float" office:value="5.000000000005E+023" calcext:value-type="float">
            <text:p>5,000000000005E+02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Exercicio2-1" table:style-name="ta1">
        <table:shapes>
          <draw:frame draw:z-index="0" draw:style-name="gr1" draw:text-style-name="P1" svg:width="200.69mm" svg:height="123.78mm" svg:x="68.85mm" svg:y="1.06mm">
            <loext:p draw:notify-on-update-of-ranges="'Exercicio2-1'.A2:'Exercicio2-1'.A51 'Exercicio2-1'.B1:'Exercicio2-1'.B1 'Exercicio2-1'.B2:'Exercicio2-1'.B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58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  <table:table-cell table:number-columns-repeated="5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30"/>
          <table:table-cell office:value-type="string" calcext:value-type="string">
            <text:p>n</text:p>
          </table:table-cell>
          <table:table-cell table:number-columns-repeated="24"/>
          <table:table-cell office:value-type="string" calcext:value-type="string">
            <text:p>tempo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000000" calcext:value-type="float">
            <text:p>1000000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2000000" calcext:value-type="float">
            <text:p>2000000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3000000" calcext:value-type="float">
            <text:p>3000000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4000000" calcext:value-type="float">
            <text:p>4000000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5000000" calcext:value-type="float">
            <text:p>5000000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6000000" calcext:value-type="float">
            <text:p>6000000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7000000" calcext:value-type="float">
            <text:p>7000000</text:p>
          </table:table-cell>
          <table:table-cell table:number-columns-repeated="27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8000000" calcext:value-type="float">
            <text:p>8000000</text:p>
          </table:table-cell>
          <table:table-cell table:number-columns-repeated="27"/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9000000" calcext:value-type="float">
            <text:p>9000000</text:p>
          </table:table-cell>
          <table:table-cell table:number-columns-repeated="27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0000000" calcext:value-type="float">
            <text:p>10000000</text:p>
          </table:table-cell>
          <table:table-cell table:number-columns-repeated="27"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1000000" calcext:value-type="float">
            <text:p>11000000</text:p>
          </table:table-cell>
          <table:table-cell table:number-columns-repeated="27"/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2000000" calcext:value-type="float">
            <text:p>12000000</text:p>
          </table:table-cell>
          <table:table-cell table:number-columns-repeated="27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3000000" calcext:value-type="float">
            <text:p>13000000</text:p>
          </table:table-cell>
          <table:table-cell table:number-columns-repeated="27"/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4000000" calcext:value-type="float">
            <text:p>14000000</text:p>
          </table:table-cell>
          <table:table-cell table:number-columns-repeated="27"/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5000000" calcext:value-type="float">
            <text:p>15000000</text:p>
          </table:table-cell>
          <table:table-cell table:number-columns-repeated="27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6000000" calcext:value-type="float">
            <text:p>16000000</text:p>
          </table:table-cell>
          <table:table-cell table:number-columns-repeated="27"/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7000000" calcext:value-type="float">
            <text:p>17000000</text:p>
          </table:table-cell>
          <table:table-cell table:number-columns-repeated="27"/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8000000" calcext:value-type="float">
            <text:p>18000000</text:p>
          </table:table-cell>
          <table:table-cell table:number-columns-repeated="27"/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9000000" calcext:value-type="float">
            <text:p>19000000</text:p>
          </table:table-cell>
          <table:table-cell table:number-columns-repeated="27"/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20000000" calcext:value-type="float">
            <text:p>20000000</text:p>
          </table:table-cell>
          <table:table-cell table:number-columns-repeated="27"/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21000000" calcext:value-type="float">
            <text:p>21000000</text:p>
          </table:table-cell>
          <table:table-cell table:number-columns-repeated="27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22000000" calcext:value-type="float">
            <text:p>22000000</text:p>
          </table:table-cell>
          <table:table-cell table:number-columns-repeated="27"/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23000000" calcext:value-type="float">
            <text:p>23000000</text:p>
          </table:table-cell>
          <table:table-cell table:number-columns-repeated="27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24000000" calcext:value-type="float">
            <text:p>24000000</text:p>
          </table:table-cell>
          <table:table-cell table:number-columns-repeated="27"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25000000" calcext:value-type="float">
            <text:p>25000000</text:p>
          </table:table-cell>
          <table:table-cell table:number-columns-repeated="27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26000000" calcext:value-type="float">
            <text:p>26000000</text:p>
          </table:table-cell>
          <table:table-cell table:number-columns-repeated="27"/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27000000" calcext:value-type="float">
            <text:p>27000000</text:p>
          </table:table-cell>
          <table:table-cell table:number-columns-repeated="27"/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28000000" calcext:value-type="float">
            <text:p>28000000</text:p>
          </table:table-cell>
          <table:table-cell table:number-columns-repeated="27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29000000" calcext:value-type="float">
            <text:p>29000000</text:p>
          </table:table-cell>
          <table:table-cell table:number-columns-repeated="27"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30000000" calcext:value-type="float">
            <text:p>30000000</text:p>
          </table:table-cell>
          <table:table-cell table:number-columns-repeated="27"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31000000" calcext:value-type="float">
            <text:p>31000000</text:p>
          </table:table-cell>
          <table:table-cell table:number-columns-repeated="27"/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32000000" calcext:value-type="float">
            <text:p>32000000</text:p>
          </table:table-cell>
          <table:table-cell table:number-columns-repeated="27"/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33000000" calcext:value-type="float">
            <text:p>33000000</text:p>
          </table:table-cell>
          <table:table-cell table:number-columns-repeated="27"/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34000000" calcext:value-type="float">
            <text:p>34000000</text:p>
          </table:table-cell>
          <table:table-cell table:number-columns-repeated="27"/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35000000" calcext:value-type="float">
            <text:p>35000000</text:p>
          </table:table-cell>
          <table:table-cell table:number-columns-repeated="27"/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36000000" calcext:value-type="float">
            <text:p>36000000</text:p>
          </table:table-cell>
          <table:table-cell table:number-columns-repeated="27"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37000000" calcext:value-type="float">
            <text:p>37000000</text:p>
          </table:table-cell>
          <table:table-cell table:number-columns-repeated="27"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38000000" calcext:value-type="float">
            <text:p>38000000</text:p>
          </table:table-cell>
          <table:table-cell table:number-columns-repeated="27"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39000000" calcext:value-type="float">
            <text:p>39000000</text:p>
          </table:table-cell>
          <table:table-cell table:number-columns-repeated="27"/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40000000" calcext:value-type="float">
            <text:p>40000000</text:p>
          </table:table-cell>
          <table:table-cell table:number-columns-repeated="27"/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41000000" calcext:value-type="float">
            <text:p>41000000</text:p>
          </table:table-cell>
          <table:table-cell table:number-columns-repeated="27"/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42000000" calcext:value-type="float">
            <text:p>42000000</text:p>
          </table:table-cell>
          <table:table-cell table:number-columns-repeated="27"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43000000" calcext:value-type="float">
            <text:p>43000000</text:p>
          </table:table-cell>
          <table:table-cell table:number-columns-repeated="27"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44000000" calcext:value-type="float">
            <text:p>44000000</text:p>
          </table:table-cell>
          <table:table-cell table:number-columns-repeated="27"/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45000000" calcext:value-type="float">
            <text:p>45000000</text:p>
          </table:table-cell>
          <table:table-cell table:number-columns-repeated="27"/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46000000" calcext:value-type="float">
            <text:p>46000000</text:p>
          </table:table-cell>
          <table:table-cell table:number-columns-repeated="27"/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47000000" calcext:value-type="float">
            <text:p>47000000</text:p>
          </table:table-cell>
          <table:table-cell table:number-columns-repeated="27"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48000000" calcext:value-type="float">
            <text:p>48000000</text:p>
          </table:table-cell>
          <table:table-cell table:number-columns-repeated="27"/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49000000" calcext:value-type="float">
            <text:p>49000000</text:p>
          </table:table-cell>
          <table:table-cell table:number-columns-repeated="27"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table:number-columns-repeated="25"/>
          <table:table-cell office:value-type="float" office:value="50000000" calcext:value-type="float">
            <text:p>50000000</text:p>
          </table:table-cell>
          <table:table-cell table:number-columns-repeated="27"/>
          <table:table-cell office:value-type="float" office:value="83" calcext:value-type="float">
            <text:p>83</text:p>
          </table:table-cell>
          <table:table-cell table:number-columns-repeated="4"/>
        </table:table-row>
      </table:table>
      <table:table table:name="Exercicio2-2" table:style-name="ta1">
        <table:shapes>
          <draw:frame draw:z-index="0" draw:style-name="gr1" draw:text-style-name="P1" svg:width="200.69mm" svg:height="123.78mm" svg:x="68.85mm" svg:y="1.06mm">
            <loext:p draw:notify-on-update-of-ranges="'Exercicio2-2'.A2:'Exercicio2-2'.A51 'Exercicio2-2'.B1:'Exercicio2-2'.B1 'Exercicio2-2'.B2:'Exercicio2-2'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6000000" calcext:value-type="float">
            <text:p>2600000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7000000" calcext:value-type="float">
            <text:p>270000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8000000" calcext:value-type="float">
            <text:p>2800000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9000000" calcext:value-type="float">
            <text:p>29000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000000" calcext:value-type="float">
            <text:p>3000000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1000000" calcext:value-type="float">
            <text:p>3100000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3000000" calcext:value-type="float">
            <text:p>3300000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4000000" calcext:value-type="float">
            <text:p>3400000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5000000" calcext:value-type="float">
            <text:p>350000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6000000" calcext:value-type="float">
            <text:p>36000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7000000" calcext:value-type="float">
            <text:p>37000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8000000" calcext:value-type="float">
            <text:p>38000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9000000" calcext:value-type="float">
            <text:p>39000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0000000" calcext:value-type="float">
            <text:p>4000000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1000000" calcext:value-type="float">
            <text:p>4100000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2000000" calcext:value-type="float">
            <text:p>42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3000000" calcext:value-type="float">
            <text:p>4300000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4000000" calcext:value-type="float">
            <text:p>4400000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5000000" calcext:value-type="float">
            <text:p>450000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000000" calcext:value-type="float">
            <text:p>4600000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7000000" calcext:value-type="float">
            <text:p>47000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8000000" calcext:value-type="float">
            <text:p>4800000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9000000" calcext:value-type="float">
            <text:p>4900000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000000" calcext:value-type="float">
            <text:p>50000000</text:p>
          </table:table-cell>
          <table:table-cell office:value-type="float" office:value="83" calcext:value-type="float">
            <text:p>83</text:p>
          </table:table-cell>
        </table:table-row>
      </table:table>
      <table:table table:name="Exercicio2-3" table:style-name="ta1">
        <table:shapes>
          <draw:frame draw:z-index="0" draw:style-name="gr1" draw:text-style-name="P1" svg:width="200.69mm" svg:height="123.78mm" svg:x="68.85mm" svg:y="1.06mm">
            <loext:p draw:notify-on-update-of-ranges="'Exercicio2-3'.A2:'Exercicio2-3'.A51 'Exercicio2-3'.B1:'Exercicio2-3'.B1 'Exercicio2-3'.B2:'Exercicio2-3'.B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525" calcext:value-type="float">
            <text:p>1525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93" calcext:value-type="float">
            <text:p>2193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359" calcext:value-type="float">
            <text:p>235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992" calcext:value-type="float">
            <text:p>2992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159" calcext:value-type="float">
            <text:p>3159</text:p>
          </table:table-cell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341" calcext:value-type="float">
            <text:p>3341</text:p>
          </table:table-cell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942" calcext:value-type="float">
            <text:p>3942</text:p>
          </table:table-cell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4325" calcext:value-type="float">
            <text:p>4325</text:p>
          </table:table-cell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4753" calcext:value-type="float">
            <text:p>475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173" calcext:value-type="float">
            <text:p>61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6:43:50.20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1:45:02.682000000</meta:creation-date>
    <dc:date>2017-08-03T17:14:18.524000000</dc:date>
    <meta:editing-duration>PT2H51M45S</meta:editing-duration>
    <meta:editing-cycles>15</meta:editing-cycles>
    <meta:generator>LibreOffice/5.1.0.3$Windows_X86_64 LibreOffice_project/5e3e00a007d9b3b6efb6797a8b8e57b51ab1f737</meta:generator>
    <meta:document-statistic meta:table-count="4" meta:cell-count="45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7cm" svg:height="12.379cm" xlink:href=".." xlink:type="simple" chart:class="chart:bar" chart:style-name="ch1">
        <chart:title svg:x="8.192cm" svg:y="0.383cm" chart:style-name="ch2">
          <text:p>Tamanho X Tempo</text:p>
        </chart:title>
        <chart:plot-area chart:style-name="ch3" table:cell-range-address="'Exercicio2-2'.A1:'Exercicio2-2'.B51" chart:data-source-has-labels="both" svg:x="1.412cm" svg:y="1.409cm" svg:width="18.257cm" svg:height="9.742cm">
          <chartooo:coordinate-region svg:x="2.294cm" svg:y="1.409cm" svg:width="17.375cm" svg:height="7.965cm"/>
          <chart:axis chart:dimension="x" chart:name="primary-x" chart:style-name="ch4" chartooo:axis-type="auto">
            <chartooo:date-scale/>
            <chart:title svg:x="9.795cm" svg:y="11.398cm" chart:style-name="ch5">
              <text:p>Tamanho</text:p>
            </chart:title>
            <chart:categories table:cell-range-address="'Exercicio2-2'.A2:'Exercicio2-2'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'Exercicio2-2'.B2:'Exercicio2-2'.B51" chart:label-cell-address="'Exercicio2-2'.B1:'Exercicio2-2'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'Exercicio2-2'.B1:'Exercicio2-2'.B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'Exercicio2-2'.A2:'Exercicio2-2'.A51</svg:desc>
                </draw:g>
              </table:table-cell>
              <table:table-cell office:value-type="float" office:value="3">
                <text:p>3</text:p>
                <draw:g>
                  <svg:desc>'Exercicio2-2'.B2:'Exercicio2-2'.B51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000000">
                <text:p>2100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2000000">
                <text:p>2200000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23000000">
                <text:p>23000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4000000">
                <text:p>2400000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6000000">
                <text:p>2600000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27000000">
                <text:p>270000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28000000">
                <text:p>280000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29000000">
                <text:p>29000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31000000">
                <text:p>310000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32000000">
                <text:p>3200000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33000000">
                <text:p>3300000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34000000">
                <text:p>340000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36000000">
                <text:p>36000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7000000">
                <text:p>37000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8000000">
                <text:p>38000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39000000">
                <text:p>39000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0000000">
                <text:p>400000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1000000">
                <text:p>41000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000000">
                <text:p>4200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000000">
                <text:p>430000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000000">
                <text:p>440000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5000000">
                <text:p>4500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6000000">
                <text:p>46000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7000000">
                <text:p>47000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8000000">
                <text:p>480000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9000000">
                <text:p>490000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83">
                <text:p>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7cm" svg:height="12.379cm" xlink:href=".." xlink:type="simple" chart:class="chart:bar" chart:style-name="ch1">
        <chart:title svg:x="8.192cm" svg:y="0.383cm" chart:style-name="ch2">
          <text:p>Tamanho X Tempo</text:p>
        </chart:title>
        <chart:plot-area chart:style-name="ch3" table:cell-range-address="'Exercicio2-1'.A1:'Exercicio2-1'.B51" chart:data-source-has-labels="both" svg:x="1.412cm" svg:y="1.409cm" svg:width="18.257cm" svg:height="9.742cm">
          <chartooo:coordinate-region svg:x="2.295cm" svg:y="1.409cm" svg:width="17.374cm" svg:height="7.965cm"/>
          <chart:axis chart:dimension="x" chart:name="primary-x" chart:style-name="ch4" chartooo:axis-type="auto">
            <chartooo:date-scale/>
            <chart:title svg:x="9.795cm" svg:y="11.398cm" chart:style-name="ch5">
              <text:p>Tamanho</text:p>
            </chart:title>
            <chart:categories table:cell-range-address="'Exercicio2-1'.A2:'Exercicio2-1'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'Exercicio2-1'.B2:'Exercicio2-1'.B51" chart:label-cell-address="'Exercicio2-1'.B1:'Exercicio2-1'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'Exercicio2-1'.B1:'Exercicio2-1'.B1</svg:desc>
                </draw:g>
              </table:table-cell>
            </table:table-row>
          </table:table-header-rows>
          <table:table-rows>
            <table:table-row>
              <table:table-cell office:value-type="float" office:value="1000000">
                <text:p>1000000</text:p>
                <draw:g>
                  <svg:desc>'Exercicio2-1'.A2:'Exercicio2-1'.A51</svg:desc>
                </draw:g>
              </table:table-cell>
              <table:table-cell office:value-type="float" office:value="0">
                <text:p>0</text:p>
                <draw:g>
                  <svg:desc>'Exercicio2-1'.B2:'Exercicio2-1'.B51</svg:desc>
                </draw:g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00">
                <text:p>3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0000">
                <text:p>7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0000">
                <text:p>1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0000">
                <text:p>12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0000">
                <text:p>13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0000">
                <text:p>14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0000">
                <text:p>15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0000">
                <text:p>16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0000">
                <text:p>17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0000">
                <text:p>18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0000">
                <text:p>19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0000">
                <text:p>2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0000">
                <text:p>22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0000">
                <text:p>23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00000">
                <text:p>24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00000">
                <text:p>25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00000">
                <text:p>26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00000">
                <text:p>27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00000">
                <text:p>28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000000">
                <text:p>29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00000">
                <text:p>3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00000">
                <text:p>3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00000">
                <text:p>32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00000">
                <text:p>33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00000">
                <text:p>34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00000">
                <text:p>35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00000">
                <text:p>36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00000">
                <text:p>37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00000">
                <text:p>38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00000">
                <text:p>39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00000">
                <text:p>40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00000">
                <text:p>4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00000">
                <text:p>42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00000">
                <text:p>43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000">
                <text:p>44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00000">
                <text:p>45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00000">
                <text:p>46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00000">
                <text:p>47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00000">
                <text:p>48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00000">
                <text:p>49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07cm" svg:height="12.379cm" xlink:href=".." xlink:type="simple" chart:class="chart:bar" chart:style-name="ch1">
        <chart:title svg:x="8.192cm" svg:y="0.383cm" chart:style-name="ch2">
          <text:p>Tamanho X Tempo</text:p>
        </chart:title>
        <chart:plot-area chart:style-name="ch3" table:cell-range-address="'Exercicio2-3'.A1:'Exercicio2-3'.B51" chart:data-source-has-labels="both" svg:x="1.412cm" svg:y="1.409cm" svg:width="18.257cm" svg:height="9.742cm">
          <chartooo:coordinate-region svg:x="2.404cm" svg:y="1.608cm" svg:width="17.265cm" svg:height="8.358cm"/>
          <chart:axis chart:dimension="x" chart:name="primary-x" chart:style-name="ch4" chartooo:axis-type="auto">
            <chartooo:date-scale/>
            <chart:title svg:x="9.795cm" svg:y="11.398cm" chart:style-name="ch5">
              <text:p>Tamanho</text:p>
            </chart:title>
            <chart:categories table:cell-range-address="'Exercicio2-3'.A2:'Exercicio2-3'.A51"/>
          </chart:axis>
          <chart:axis chart:dimension="y" chart:name="primary-y" chart:style-name="ch6">
            <chart:title svg:x="0.451cm" svg:y="6.84cm" chart:style-name="ch7">
              <text:p>Tempo</text:p>
            </chart:title>
            <chart:grid chart:style-name="ch8" chart:class="major"/>
          </chart:axis>
          <chart:series chart:style-name="ch9" chart:values-cell-range-address="'Exercicio2-3'.B2:'Exercicio2-3'.B51" chart:label-cell-address="'Exercicio2-3'.B1:'Exercicio2-3'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'Exercicio2-3'.B1:'Exercicio2-3'.B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Exercicio2-3'.A2:'Exercicio2-3'.A51</svg:desc>
                </draw:g>
              </table:table-cell>
              <table:table-cell office:value-type="float" office:value="4">
                <text:p>4</text:p>
                <draw:g>
                  <svg:desc>'Exercicio2-3'.B2:'Exercicio2-3'.B5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23000">
                <text:p>23000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407">
                <text:p>1407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float" office:value="26000">
                <text:p>26000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float" office:value="28000">
                <text:p>28000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float" office:value="29000">
                <text:p>2900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359">
                <text:p>2359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2516">
                <text:p>2516</text:p>
              </table:table-cell>
            </table:table-row>
            <table:table-row>
              <table:table-cell office:value-type="float" office:value="33000">
                <text:p>33000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float" office:value="34000">
                <text:p>34000</text:p>
              </table:table-cell>
              <table:table-cell office:value-type="float" office:value="2816">
                <text:p>281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float" office:value="36000">
                <text:p>36000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float" office:value="37000">
                <text:p>37000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float" office:value="38000">
                <text:p>38000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float" office:value="39000">
                <text:p>39000</text:p>
              </table:table-cell>
              <table:table-cell office:value-type="float" office:value="3702">
                <text:p>3702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float" office:value="42000">
                <text:p>42000</text:p>
              </table:table-cell>
              <table:table-cell office:value-type="float" office:value="4325">
                <text:p>4325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4501">
                <text:p>450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753">
                <text:p>4753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5020">
                <text:p>5020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7000">
                <text:p>47000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9000">
                <text:p>49000</text:p>
              </table:table-cell>
              <table:table-cell office:value-type="float" office:value="5947">
                <text:p>5947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6173">
                <text:p>61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9.51cm" xlink:href=".." xlink:type="simple" chart:class="chart:bar" chart:style-name="ch1">
        <chart:title svg:x="5.997cm" svg:y="0.326cm" chart:style-name="ch2">
          <text:p>Tempo de execução</text:p>
        </chart:title>
        <chart:plot-area chart:style-name="ch3" table:cell-range-address="Exercicio1.A3:Exercicio1.A11 Exercicio1.C2:Exercicio1.C11" chart:data-source-has-labels="both" svg:x="0.204cm" svg:y="0.957cm" svg:width="15.596cm" svg:height="8.057cm">
          <chartooo:coordinate-region svg:x="1.196cm" svg:y="1.156cm" svg:width="14.604cm" svg:height="6.018cm"/>
          <chart:axis chart:dimension="x" chart:name="primary-x" chart:style-name="ch4" chartooo:axis-type="auto">
            <chartooo:date-scale/>
            <chart:title svg:x="7.244cm" svg:y="8.95cm" chart:style-name="ch5">
              <text:p>Execução</text:p>
            </chart:title>
            <chart:categories table:cell-range-address="Exercicio1.A3:Exercicio1.A11"/>
          </chart:axis>
          <chart:axis chart:dimension="y" chart:name="primary-y" chart:style-name="ch6">
            <chart:title svg:x="0cm" svg:y="5.545cm" chart:style-name="ch7">
              <text:p>Tempo</text:p>
            </chart:title>
            <chart:grid chart:style-name="ch8" chart:class="major"/>
          </chart:axis>
          <chart:series chart:style-name="ch9" chart:values-cell-range-address="Exercicio1.C3:Exercicio1.C11" chart:label-cell-address="Exercicio1.C2:Exercicio1.C2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  <draw:g>
                  <svg:desc>Exercicio1.C2:Exercicio1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Exercicio1.A3:Exercicio1.A11</svg:desc>
                </draw:g>
              </table:table-cell>
              <table:table-cell office:value-type="float" office:value="0">
                <text:p>0</text:p>
                <draw:g>
                  <svg:desc>Exercicio1.C3:Exercicio1.C11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648">
                <text:p>1648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677">
                <text:p>16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